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0.352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solid" draw:stroke-dash="Fine_20_Dashed" svg:stroke-color="#ea7500" draw:marker-end="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Nimbus Roman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="solid" draw:fill-color="#729fcf"/>
      <style:paragraph-properties fo:text-align="center"/>
      <style:text-properties style:font-name="Nimbus Roman" fo:font-size="18pt" fo:font-style="italic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ea7500"/>
      <style:paragraph-properties fo:text-align="center"/>
    </style:style>
    <style:style style:name="T1" style:family="text">
      <style:text-properties style:font-name="Nimbus Roman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2cm" svg:y1="5.033cm" svg:x2="0.467cm" svg:y2="9.202cm">
          <text:p/>
        </draw:line>
        <draw:line draw:style-name="gr1" draw:text-style-name="P1" draw:layer="layout" svg:x1="5.122cm" svg:y1="5.033cm" svg:x2="0.467cm" svg:y2="5.033cm">
          <text:p/>
        </draw:line>
        <draw:line draw:style-name="gr1" draw:text-style-name="P1" draw:layer="layout" svg:x1="5.123cm" svg:y1="5.033cm" svg:x2="5.123cm" svg:y2="9.202cm">
          <text:p/>
        </draw:line>
        <draw:line draw:style-name="gr1" draw:text-style-name="P1" draw:layer="layout" svg:x1="5.123cm" svg:y1="5.033cm" svg:x2="9.785cm" svg:y2="0.902cm">
          <text:p/>
        </draw:line>
        <draw:line draw:style-name="gr2" draw:text-style-name="P1" draw:layer="layout" svg:x1="5.123cm" svg:y1="5.033cm" svg:x2="0.456cm" svg:y2="0.89cm">
          <text:p/>
        </draw:line>
        <draw:line draw:style-name="gr2" draw:text-style-name="P1" draw:layer="layout" svg:x1="5.123cm" svg:y1="5.033cm" svg:x2="9.785cm" svg:y2="9.225cm">
          <text:p/>
        </draw:line>
        <draw:line draw:style-name="gr1" draw:text-style-name="P1" draw:layer="layout" svg:x1="5.123cm" svg:y1="5.033cm" svg:x2="9.785cm" svg:y2="5.033cm">
          <text:p/>
        </draw:line>
        <draw:line draw:style-name="gr1" draw:text-style-name="P1" draw:layer="layout" svg:x1="5.123cm" svg:y1="5.033cm" svg:x2="5.123cm" svg:y2="0.902cm">
          <text:p/>
        </draw:line>
        <draw:frame draw:style-name="gr3" draw:text-style-name="P2" draw:layer="layout" svg:width="0.883cm" svg:height="0.971cm" svg:x="5.065cm" svg:y="4.031cm">
          <draw:text-box>
            <text:p><text:span text:style-name="T1">i</text:span></text:p>
          </draw:text-box>
        </draw:frame>
        <draw:custom-shape draw:style-name="gr4" draw:text-style-name="P3" draw:layer="layout" svg:width="0.225cm" svg:height="0.226cm" svg:x="0.338cm" svg:y="4.9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25cm" svg:height="0.225cm" svg:x="5.011cm" svg:y="9.1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26cm" svg:height="0.224cm" svg:x="5.006cm" svg:y="0.77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225cm" svg:height="0.224cm" svg:x="9.673cm" svg:y="4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45cm" svg:height="0.231cm" svg:x="4.999cm" svg:y="4.9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45cm" svg:height="0.23cm" svg:x="0.338cm" svg:y="0.7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46cm" svg:height="0.231cm" svg:x="9.679cm" svg:y="9.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6cm" svg:height="0.231cm" svg:x="9.658cm" svg:y="0.7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5cm" svg:height="0.231cm" svg:x="0.319cm" svg:y="9.1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0.676cm" svg:y1="1.217cm" svg:x2="4.728cm" svg:y2="4.819cm">
          <text:p/>
        </draw:line>
        <draw:line draw:style-name="gr6" draw:text-style-name="P1" draw:layer="layout" svg:x1="9.342cm" svg:y1="8.984cm" svg:x2="5.403cm" svg:y2="5.3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17:21.272058956</dc:date>
    <meta:editing-duration>PT2H11M33S</meta:editing-duration>
    <meta:editing-cycles>58</meta:editing-cycles>
    <meta:generator>LibreOffice/6.3.2.2$MacOSX_X86_64 LibreOffice_project/98b30e735bda24bc04ab42594c85f7fd8be07b9c</meta:generator>
    <meta:document-statistic meta:object-count="20"/>
  </office:meta>
</office:document-meta>
</file>